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3.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imes New Roman" fo:font-weight="bold" fo:background-color="#ffffff" style:font-name-asian="Times New Roman1" style:font-weight-asian="bold" style:font-name-complex="Times New Roman1"/>
    </style:style>
    <style:style style:name="P2" style:family="paragraph" style:parent-style-name="Standard">
      <style:text-properties style:font-name="Times New Roman" fo:background-color="#ffffff" style:font-name-asian="Times New Roman1" style:font-name-complex="Times New Roman1"/>
    </style:style>
    <style:style style:name="P3" style:family="paragraph" style:parent-style-name="Standard">
      <style:paragraph-properties fo:line-height="100%" fo:orphans="0" fo:widows="0"/>
      <style:text-properties style:font-name="Times New Roman" fo:background-color="#ffffff" style:font-name-asian="Times New Roman1" style:font-name-complex="Times New Roman1"/>
    </style:style>
    <style:style style:name="P4" style:family="paragraph" style:parent-style-name="Standard">
      <style:text-properties style:font-name="Times New Roman" officeooo:rsid="0013092d" officeooo:paragraph-rsid="0013092d" fo:background-color="#ffffff" style:font-name-asian="Times New Roman1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13092d" officeooo:paragraph-rsid="0013092d" fo:background-color="#ffffff" style:font-name-asian="Times New Roman1" style:font-name-complex="Times New Roman1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13092d" officeooo:paragraph-rsid="0013092d" fo:background-color="#ffffff" style:font-name-asian="Times New Roman1" style:font-name-complex="Times New Roman1"/>
    </style:style>
    <style:style style:name="P7" style:family="paragraph" style:parent-style-name="Standard">
      <style:paragraph-properties fo:line-height="100%" fo:text-align="start" style:justify-single-word="false" fo:orphans="0" fo:widows="0"/>
      <style:text-properties style:font-name="Times New Roman" officeooo:rsid="0013092d" officeooo:paragraph-rsid="001354a1" fo:background-color="#ffffff" style:font-name-asian="Times New Roman1" style:font-name-complex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1354a1" officeooo:paragraph-rsid="001354a1" fo:background-color="#ffffff" style:font-name-asian="Times New Roman1" style:font-name-complex="Times New Roman1"/>
    </style:style>
    <style:style style:name="P9" style:family="paragraph" style:parent-style-name="Standard">
      <style:paragraph-properties fo:line-height="100%" fo:orphans="0" fo:widows="0"/>
      <style:text-properties style:font-name="Times New Roman" officeooo:rsid="001354a1" officeooo:paragraph-rsid="001354a1" fo:background-color="#ffffff" style:font-name-asian="Times New Roman1" style:font-name-complex="Times New Roman1"/>
    </style:style>
    <style:style style:name="P10" style:family="paragraph" style:parent-style-name="Standard">
      <style:text-properties style:font-name="Times New Roman" officeooo:rsid="00165c55" officeooo:paragraph-rsid="00165c55" fo:background-color="#ffffff" style:font-name-asian="Times New Roman1" style:font-name-complex="Times New Roman1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rsid="00165c55" officeooo:paragraph-rsid="00165c55" fo:background-color="#ffffff" style:font-name-asian="Times New Roman1" style:font-name-complex="Times New Roman1"/>
    </style:style>
    <style:style style:name="P12" style:family="paragraph" style:parent-style-name="Standard">
      <style:paragraph-properties fo:text-align="start" style:justify-single-word="false"/>
      <style:text-properties style:font-name="Times New Roman" officeooo:rsid="00165c55" officeooo:paragraph-rsid="00174c8b" fo:background-color="#ffffff" style:font-name-asian="Times New Roman1" style:font-name-complex="Times New Roman1"/>
    </style:style>
    <style:style style:name="P13" style:family="paragraph" style:parent-style-name="Standard">
      <style:paragraph-properties fo:text-align="start" style:justify-single-word="false"/>
      <style:text-properties style:font-name="Times New Roman" officeooo:rsid="00174c8b" officeooo:paragraph-rsid="00174c8b" fo:background-color="#ffffff" style:font-name-asian="Times New Roman1" style:font-name-complex="Times New Roman1"/>
    </style:style>
    <style:style style:name="P14" style:family="paragraph" style:parent-style-name="Standard">
      <style:paragraph-properties fo:text-align="start" style:justify-single-word="false"/>
      <style:text-properties style:font-name="Times New Roman" officeooo:rsid="0018ed56" officeooo:paragraph-rsid="0018ed56" fo:background-color="#ffffff" style:font-name-asian="Times New Roman1" style:font-name-complex="Times New Roman1"/>
    </style:style>
    <style:style style:name="P15" style:family="paragraph" style:parent-style-name="Standard">
      <style:paragraph-properties fo:text-align="start" style:justify-single-word="false"/>
      <style:text-properties style:font-name="Times New Roman" officeooo:rsid="0018ed56" officeooo:paragraph-rsid="001af7b3" fo:background-color="#ffffff" style:font-name-asian="Times New Roman1" style:font-name-complex="Times New Roman1"/>
    </style:style>
    <style:style style:name="P16" style:family="paragraph" style:parent-style-name="Standard">
      <style:paragraph-properties fo:line-height="100%" fo:text-align="start" style:justify-single-word="false" fo:orphans="0" fo:widows="0"/>
      <style:text-properties style:font-name="Times New Roman" officeooo:rsid="0018ed56" officeooo:paragraph-rsid="001ab5f0" fo:background-color="#ffffff" style:font-name-asian="Times New Roman1" style:font-name-complex="Times New Roman1"/>
    </style:style>
    <style:style style:name="P17" style:family="paragraph" style:parent-style-name="Standard">
      <style:paragraph-properties fo:line-height="100%" fo:text-align="start" style:justify-single-word="false" fo:orphans="0" fo:widows="0"/>
      <style:text-properties style:font-name="Times New Roman" officeooo:rsid="0018ed56" officeooo:paragraph-rsid="001b9555" fo:background-color="#ffffff" style:font-name-asian="Times New Roman1" style:font-name-complex="Times New Roman1"/>
    </style:style>
    <style:style style:name="P18" style:family="paragraph" style:parent-style-name="Standard">
      <style:text-properties style:font-name="Times New Roman" officeooo:rsid="001af7b3" officeooo:paragraph-rsid="001af7b3" fo:background-color="#ffffff" style:font-name-asian="Times New Roman1" style:font-name-complex="Times New Roman1"/>
    </style:style>
    <style:style style:name="P19" style:family="paragraph" style:parent-style-name="Standard">
      <style:paragraph-properties fo:text-align="start" style:justify-single-word="false"/>
      <style:text-properties style:font-name="Times New Roman" officeooo:rsid="001af7b3" officeooo:paragraph-rsid="001af7b3" fo:background-color="#ffffff" style:font-name-asian="Times New Roman1" style:font-name-complex="Times New Roman1"/>
    </style:style>
    <style:style style:name="P20" style:family="paragraph" style:parent-style-name="Standard">
      <style:paragraph-properties fo:text-align="start" style:justify-single-word="false"/>
      <style:text-properties style:font-name="Times New Roman" officeooo:rsid="001b9555" officeooo:paragraph-rsid="001b9555" fo:background-color="#ffffff" style:font-name-asian="Times New Roman1" style:font-name-complex="Times New Roman1"/>
    </style:style>
    <style:style style:name="P2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Preformatted_20_Text">
      <style:paragraph-properties fo:line-height="100%" fo:orphans="0" fo:widows="0"/>
      <style:text-properties style:font-name="Times New Roman" fo:background-color="#ffffff" style:font-name-asian="Times New Roman1" style:font-name-complex="Times New Roman1"/>
    </style:style>
    <style:style style:name="P23" style:family="paragraph" style:parent-style-name="Standard" style:master-page-name="Standard">
      <style:paragraph-properties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text-properties style:font-name="Times New Roman" fo:font-weight="bold" fo:background-color="#ffffff" style:font-name-asian="Times New Roman1" style:font-weight-asian="bold" style:font-name-complex="Times New Roman1"/>
    </style:style>
    <style:style style:name="T1" style:family="text">
      <style:text-properties officeooo:rsid="000fcb4e"/>
    </style:style>
    <style:style style:name="T2" style:family="text">
      <style:text-properties officeooo:rsid="0013092d"/>
    </style:style>
    <style:style style:name="T3" style:family="text">
      <style:text-properties officeooo:rsid="001354a1"/>
    </style:style>
    <style:style style:name="T4" style:family="text">
      <style:text-properties officeooo:rsid="00143ba7"/>
    </style:style>
    <style:style style:name="T5" style:family="text">
      <style:text-properties officeooo:rsid="00165c55"/>
    </style:style>
    <style:style style:name="T6" style:family="text">
      <style:text-properties officeooo:rsid="00174c8b"/>
    </style:style>
    <style:style style:name="T7" style:family="text">
      <style:text-properties officeooo:rsid="0018ed56"/>
    </style:style>
    <style:style style:name="T8" style:family="text">
      <style:text-properties officeooo:rsid="001af7b3"/>
    </style:style>
    <style:style style:name="T9" style:family="text">
      <style:text-properties officeooo:rsid="001b9555"/>
    </style:style>
    <style:style style:name="T10" style:family="text">
      <style:text-properties officeooo:rsid="001f52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ame: <text:span text:style-name="T1">Anowarul Kabir</text:span></text:p>
      <text:p text:style-name="P21">NetID: <text:span text:style-name="T1">akabir4</text:span></text:p>
      <text:p text:style-name="P21">Name on Kaggle leaderboard: <text:span text:style-name="T1">Anowarul Kabir</text:span></text:p>
      <text:p text:style-name="P1"/>
      <text:p text:style-name="P1">Perceptron</text:p>
      <text:p text:style-name="P4">There are two hyperparameters in the basic perceptron implementation namely learning rate (alpha) and epochs. I started as alpha=.1 and epochs=30. Then I used the step decay learning rate. The equation is used as follows:</text:p>
      <text:p text:style-name="P5"><text:tab/>lr = lr0 * drop^floor(t / epochs_drop)</text:p>
      <text:p text:style-name="P6">lr0 = initial learning rate</text:p>
      <text:p text:style-name="P6">lr = new learning rate</text:p>
      <text:p text:style-name="P6">t = epoch</text:p>
      <text:p text:style-name="P6">drop = learning rate dropping rate</text:p>
      <text:p text:style-name="P6">epochs_drop = after how many epochs learning rate will be dropped</text:p>
      <text:p text:style-name="P8"/>
      <text:p text:style-name="P8">1. <text:span text:style-name="T2">lr0=.</text:span>10<text:span text:style-name="T2">, drop=.</text:span>3<text:span text:style-name="T2">, epochs_drop=</text:span>2.0<text:span text:style-name="T2">, </text:span>alpha=50</text:p>
      <text:p text:style-name="P8">2. <text:span text:style-name="T2">lr0=</text:span>1.0<text:span text:style-name="T2">, drop=.</text:span>3<text:span text:style-name="T2">, epochs_drop=5.0, </text:span>alpha=80</text:p>
      <text:p text:style-name="P8">3. <text:span text:style-name="T2">lr0=</text:span>1.0<text:span text:style-name="T2">, drop=.5, epochs_drop=5.0, </text:span>alpha=50</text:p>
      <text:p text:style-name="P6"><text:span text:style-name="T3">4. </text:span>lr0=3.<text:span text:style-name="T3">0</text:span>, drop=.5, epochs_drop=5.0, <text:span text:style-name="T3">alpha=50</text:span></text:p>
      <text:p text:style-name="P8">5. <text:span text:style-name="T2">lr0=3.</text:span>0<text:span text:style-name="T2">, drop=.</text:span>7<text:span text:style-name="T2">, epochs_drop=</text:span>3<text:span text:style-name="T2">.0, </text:span>alpha=50</text:p>
      <text:p text:style-name="P8">6. <text:span text:style-name="T2">lr0=3.</text:span>0<text:span text:style-name="T2">, drop=.</text:span>7<text:span text:style-name="T2">, epochs_drop=5.0, </text:span>alpha=50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Optimal hyperparameters:</text:p>
          </table:table-cell>
          <table:table-cell table:style-name="Table1.A1" office:value-type="string">
            <text:p text:style-name="P7">lr0=3.<text:span text:style-name="T3">0</text:span>, drop=.5, epochs_drop=5.0, <text:span text:style-name="T3">alpha=50</text:span></text:p>
          </table:table-cell>
        </table:table-row>
        <table:table-row table:style-name="Table1.1">
          <table:table-cell table:style-name="Table1.A1" office:value-type="string">
            <text:p text:style-name="P3">Training accuracy:</text:p>
          </table:table-cell>
          <table:table-cell table:style-name="Table1.A1" office:value-type="string">
            <text:p text:style-name="P22">30.37</text:p>
          </table:table-cell>
        </table:table-row>
        <table:table-row table:style-name="Table1.1">
          <table:table-cell table:style-name="Table1.A1" office:value-type="string">
            <text:p text:style-name="P3">Validation accuracy:</text:p>
          </table:table-cell>
          <table:table-cell table:style-name="Table1.A1" office:value-type="string">
            <text:p text:style-name="P22">29.80</text:p>
          </table:table-cell>
        </table:table-row>
        <table:table-row table:style-name="Table1.1">
          <table:table-cell table:style-name="Table1.A1" office:value-type="string">
            <text:p text:style-name="P3">Test accuracy:</text:p>
          </table:table-cell>
          <table:table-cell table:style-name="Table1.A1" office:value-type="string">
            <text:p text:style-name="P9">29.9<text:span text:style-name="T4">0</text:span></text:p>
          </table:table-cell>
        </table:table-row>
      </table:table>
      <text:p text:style-name="P2"/>
      <text:p text:style-name="P2"/>
      <text:p text:style-name="P1">SVM</text:p>
      <text:p text:style-name="P10">I have used exponential learning rate from <text:span text:style-name="T10">here</text:span>. The equation used is as follows:</text:p>
      <text:p text:style-name="P11">lr = lr0 * e^(−kt)</text:p>
      <text:p text:style-name="P11"><text:s text:c="12"/>where</text:p>
      <text:p text:style-name="P11"><text:s text:c="16"/>lr0 = initial learning rate</text:p>
      <text:p text:style-name="P11"><text:s text:c="16"/>k = hyperparameter</text:p>
      <text:p text:style-name="P11"><text:s text:c="16"/>t = epoch</text:p>
      <text:p text:style-name="P11"><text:s text:c="16"/>lr = new learning rate</text:p>
      <text:p text:style-name="P11">Another hyperparameter is regularization constant (reg_const). = 1e-4</text:p>
      <text:p text:style-name="P12">1. lr0=1.0, k=.5, <text:s/>reg_const<text:span text:style-name="T6">=0, epochs=20</text:span></text:p>
      <text:p text:style-name="P13">2. <text:span text:style-name="T5">lr0=1.0, k=.5, <text:s/>reg_const</text:span>=n, epochs=<text:span text:style-name="T7">3</text:span>0 {here, n=number of train examples=49000}</text:p>
      <text:p text:style-name="P13">3. <text:span text:style-name="T5">lr0=1.0, k=.5, <text:s/>reg_const</text:span>=.1, epochs=<text:span text:style-name="T7">3</text:span>0</text:p>
      <text:p text:style-name="P13">4. <text:span text:style-name="T5">lr0=</text:span>0.1<text:span text:style-name="T5">, k=.5, <text:s/>reg_const</text:span>=.1, epochs=<text:span text:style-name="T7">3</text:span>0</text:p>
      <text:p text:style-name="P13"><text:soft-page-break/>5. <text:span text:style-name="T5">lr0=.</text:span>01<text:span text:style-name="T5">, k=.5, <text:s/>reg_const</text:span>=.1, epochs=50</text:p>
      <text:p text:style-name="P13">6. <text:span text:style-name="T5">lr0=.</text:span>01<text:span text:style-name="T5">, k=.5, <text:s/>reg_const</text:span>=1e-4, epochs=50</text:p>
      <text:p text:style-name="P13">7. <text:span text:style-name="T5">lr0=.</text:span>1<text:span text:style-name="T5">, k=.5, <text:s/>reg_const</text:span>=1e-4, epochs=50</text:p>
      <text:p text:style-name="P13">8. <text:span text:style-name="T5">lr0=.</text:span>1<text:span text:style-name="T5">, k=.</text:span>3<text:span text:style-name="T5">, <text:s/>reg_const</text:span>=<text:span text:style-name="T7">1e-4</text:span>, epochs=50</text:p>
      <text:p text:style-name="P14">9. <text:span text:style-name="T5">lr0=.1, k=.3, <text:s/>reg_const=</text:span>1e-4<text:span text:style-name="T5">, epochs=4</text:span>0</text:p>
      <text:p text:style-name="P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Optimal hyperparameters:</text:p>
          </table:table-cell>
          <table:table-cell table:style-name="Table2.A1" office:value-type="string">
            <text:p text:style-name="P16"><text:span text:style-name="T5">lr0=.1, k=.3, <text:s/>reg_const=</text:span>1e-4<text:span text:style-name="T5">, epochs=4</text:span>0</text:p>
          </table:table-cell>
        </table:table-row>
        <table:table-row table:style-name="Table2.1">
          <table:table-cell table:style-name="Table2.A1" office:value-type="string">
            <text:p text:style-name="P3">Training accuracy:</text:p>
          </table:table-cell>
          <table:table-cell table:style-name="Table2.A1" office:value-type="string">
            <text:p text:style-name="P22">34.59</text:p>
          </table:table-cell>
        </table:table-row>
        <table:table-row table:style-name="Table2.1">
          <table:table-cell table:style-name="Table2.A1" office:value-type="string">
            <text:p text:style-name="P3">Validation accuracy:</text:p>
          </table:table-cell>
          <table:table-cell table:style-name="Table2.A1" office:value-type="string">
            <text:p text:style-name="P22">34.4</text:p>
          </table:table-cell>
        </table:table-row>
        <table:table-row table:style-name="Table2.1">
          <table:table-cell table:style-name="Table2.A1" office:value-type="string">
            <text:p text:style-name="P3">Test accuracy:</text:p>
          </table:table-cell>
          <table:table-cell table:style-name="Table2.A1" office:value-type="string">
            <text:p text:style-name="P22">35.08</text:p>
          </table:table-cell>
        </table:table-row>
      </table:table>
      <text:p text:style-name="P2"/>
      <text:p text:style-name="P2"/>
      <text:p text:style-name="P1">Softmax</text:p>
      <text:p text:style-name="P18">I have also used exponential decay of learning rate here <text:span text:style-name="T9">and same settings of hyperparameters from the SVM classifier.</text:span></text:p>
      <text:p text:style-name="P18"/>
      <text:p text:style-name="P15"><text:span text:style-name="T8">1. lr0=.1, k=.3, <text:s/>reg_const=</text:span>1e-4<text:span text:style-name="T5">, epochs=4</text:span>0</text:p>
      <text:p text:style-name="P19">2. <text:span text:style-name="T5">lr0=.1, k=.5, <text:s/>reg_const=1e-4, epochs=40</text:span></text:p>
      <text:p text:style-name="P20">3. <text:span text:style-name="T5">lr0=.1, k=.5, <text:s/>reg_const=1e-</text:span>3<text:span text:style-name="T5">, epochs=40</text:span></text:p>
      <text:p text:style-name="P20">4. <text:span text:style-name="T5">lr0=</text:span>1.0<text:span text:style-name="T5">, k=.5, <text:s/>reg_const=1e-4, epochs=40</text:span></text:p>
      <text:p text:style-name="P2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">Optimal hyperparameters:</text:p>
          </table:table-cell>
          <table:table-cell table:style-name="Table3.A1" office:value-type="string">
            <text:p text:style-name="P17"><text:span text:style-name="T8">lr0=.1, k=.3, <text:s/>reg_const=</text:span>1e-4<text:span text:style-name="T5">, epochs=4</text:span>0</text:p>
          </table:table-cell>
        </table:table-row>
        <table:table-row table:style-name="Table3.1">
          <table:table-cell table:style-name="Table3.A1" office:value-type="string">
            <text:p text:style-name="P3">Training accuracy:</text:p>
          </table:table-cell>
          <table:table-cell table:style-name="Table3.A1" office:value-type="string">
            <text:p text:style-name="P22">33.4</text:p>
          </table:table-cell>
        </table:table-row>
        <table:table-row table:style-name="Table3.1">
          <table:table-cell table:style-name="Table3.A1" office:value-type="string">
            <text:p text:style-name="P3">Validation accuracy:</text:p>
          </table:table-cell>
          <table:table-cell table:style-name="Table3.A1" office:value-type="string">
            <text:p text:style-name="P22">33.8</text:p>
          </table:table-cell>
        </table:table-row>
        <table:table-row table:style-name="Table3.1">
          <table:table-cell table:style-name="Table3.A1" office:value-type="string">
            <text:p text:style-name="P3">Test accuracy:</text:p>
          </table:table-cell>
          <table:table-cell table:style-name="Table3.A1" office:value-type="string">
            <text:p text:style-name="P22">33.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2T20:54:31.954538269</dc:date>
    <meta:editing-duration>PT58M7S</meta:editing-duration>
    <meta:editing-cycles>11</meta:editing-cycles>
    <meta:document-statistic meta:table-count="3" meta:image-count="0" meta:object-count="0" meta:page-count="2" meta:paragraph-count="65" meta:word-count="294" meta:character-count="2219" meta:non-whitespace-character-count="1898"/>
  </office:meta>
</office:document-meta>
</file>